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7295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Line_20_with_20_Fine_20_Dots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772953" fo:font-family="'Abyssinica SIL'" style:font-pitch="variable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color="#00b8ff" fo:font-family="'Abyssinica SIL'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772953" fo:font-family="'Abyssinica SIL'" style:font-pitch="variable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b8ff" fo:font-family="'Abyssinica SIL'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cm" svg:height="1.7cm" svg:x="7.7cm" svg:y="4.7cm">
          <text:p text:style-name="P1">NURBS Curv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8" draw:id="id8" draw:layer="layout" svg:width="5.6cm" svg:height="1.6cm" svg:x="1.4cm" svg:y="6cm">
          <text:p text:style-name="P1">Image Process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5.6cm" svg:height="1.6cm" svg:x="1.3cm" svg:y="3.6cm">
          <text:p text:style-name="P1">GUI Inpu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5.6cm" svg:height="1.9cm" svg:x="13.3cm" svg:y="4.6cm">
          <text:p text:style-name="P1">Optimis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.6cm" svg:height="1.8cm" svg:x="12.8cm" svg:y="7.6cm">
          <text:p text:style-name="P1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3.7cm" svg:height="1.7cm" svg:x="14.3cm" svg:y="12.6cm">
          <text:p text:style-name="P1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" draw:id="id1" draw:layer="layout" svg:width="6cm" svg:height="1.7cm" svg:x="7cm" svg:y="12.6cm">
          <text:p text:style-name="P1">PLC State Machin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1cm" svg:y1="10.9cm" svg:x2="20cm" svg:y2="10.9cm">
          <text:p/>
        </draw:line>
        <draw:frame draw:style-name="gr4" draw:text-style-name="P2" draw:layer="layout" svg:width="9.9cm" svg:height="1.47cm" svg:x="1.3cm" svg:y="9.5cm">
          <draw:text-box>
            <text:p text:style-name="P2"><text:span text:style-name="T1">Host Computer</text:span></text:p>
          </draw:text-box>
        </draw:frame>
        <draw:frame draw:style-name="gr4" draw:text-style-name="P3" draw:layer="layout" svg:width="9.9cm" svg:height="1.47cm" svg:x="1.3cm" svg:y="10.95cm">
          <draw:text-box>
            <text:p text:style-name="P3"><text:span text:style-name="T2">Printer Client</text:span></text:p>
          </draw:text-box>
        </draw:frame>
        <draw:custom-shape draw:style-name="gr5" draw:text-style-name="P1" draw:layer="layout" svg:width="1.1cm" svg:height="2.69cm" svg:x="15.6cm" svg:y="9.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xml:id="id2" draw:id="id2" draw:layer="layout" svg:width="4.7cm" svg:height="1.7cm" svg:x="1.2cm" svg:y="12.6cm">
          <text:p text:style-name="P1">Motor Driver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7cm" svg:y1="13.45cm" svg:x2="5.9cm" svg:y2="13.45cm" draw:start-shape="id1" draw:start-glue-point="5" draw:end-shape="id2" draw:end-glue-point="7" svg:d="m7000 13450h-1100" svg:viewBox="0 0 1101 1">
          <text:p/>
        </draw:connector>
        <draw:connector draw:style-name="gr6" draw:text-style-name="P1" draw:layer="layout" svg:x1="14.3cm" svg:y1="13.45cm" svg:x2="13cm" svg:y2="13.45cm" draw:start-shape="id3" draw:start-glue-point="5" draw:end-shape="id1" draw:end-glue-point="7" svg:d="m14300 13450h-1300" svg:viewBox="0 0 1301 1">
          <text:p/>
        </draw:connector>
        <draw:connector draw:style-name="gr6" draw:text-style-name="P1" draw:layer="layout" svg:x1="12.3cm" svg:y1="5.55cm" svg:x2="13.3cm" svg:y2="5.55cm" draw:start-shape="id4" draw:start-glue-point="7" draw:end-shape="id5" draw:end-glue-point="5" svg:d="m12300 5550h1000" svg:viewBox="0 0 1001 1">
          <text:p/>
        </draw:connector>
        <draw:connector draw:style-name="gr6" draw:text-style-name="P1" draw:layer="layout" svg:x1="16.1cm" svg:y1="6.5cm" svg:x2="16.1cm" svg:y2="7.6cm" draw:start-shape="id5" draw:start-glue-point="6" draw:end-shape="id6" draw:end-glue-point="4" svg:d="m16100 6500v1100" svg:viewBox="0 0 1 1101">
          <text:p/>
        </draw:connector>
        <draw:connector draw:style-name="gr6" draw:text-style-name="P1" draw:layer="layout" draw:line-skew="-0.101cm" svg:x1="6.9cm" svg:y1="4.4cm" svg:x2="7.7cm" svg:y2="5.55cm" draw:start-shape="id7" draw:start-glue-point="7" draw:end-shape="id4" draw:end-glue-point="5" svg:d="m6900 4400h300v1150h500" svg:viewBox="0 0 801 1151">
          <text:p/>
        </draw:connector>
        <draw:connector draw:style-name="gr6" draw:text-style-name="P1" draw:layer="layout" draw:line-skew="-0.151cm" svg:x1="7cm" svg:y1="6.8cm" svg:x2="7.7cm" svg:y2="5.55cm" draw:start-shape="id8" draw:start-glue-point="7" draw:end-shape="id4" draw:end-glue-point="5" svg:d="m7000 6800h200v-1250h500" svg:viewBox="0 0 70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772953" draw:end-color="#99ccff" draw:start-intensity="100%" draw:end-intensity="100%" draw:angle="0" draw:border="0%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</meta:initial-creator>
    <meta:creation-date>2013-09-30T16:11:38</meta:creation-date>
    <dc:date>2013-09-30T17:00:15</dc:date>
    <dc:creator>Anthony </dc:creator>
    <meta:editing-duration>PT32M46S</meta:editing-duration>
    <meta:editing-cycles>3</meta:editing-cycles>
    <meta:generator>LibreOffice/4.0.2.2$Linux_x86 LibreOffice_project/400m0$Build-2</meta:generator>
    <meta:document-statistic meta:object-count="18"/>
  </office:meta>
</office:document-meta>
</file>